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a3" style:family="table">
      <style:table-properties style:width="17.59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6.17cm" style:rel-column-width="22989*"/>
    </style:style>
    <style:style style:name="Tabla3.B" style:family="table-column">
      <style:table-column-properties style:column-width="2.958cm" style:rel-column-width="11023*"/>
    </style:style>
    <style:style style:name="Tabla3.C" style:family="table-column">
      <style:table-column-properties style:column-width="8.46cm" style:rel-column-width="31522*"/>
    </style:style>
    <style:style style:name="Tabla3.1" style:family="table-row">
      <style:table-row-properties style:min-row-height="0.459cm" fo:keep-together="auto"/>
    </style:style>
    <style:style style:name="Tabla3.A1" style:family="table-cell">
      <style:table-cell-properties fo:background-color="#b3b3b3" fo:padding-left="0.187cm" fo:padding-right="0.083cm" fo:padding-top="0.025cm" fo:padding-bottom="0cm" fo:border="0.5pt solid #000001">
        <style:background-image/>
      </style:table-cell-properties>
    </style:style>
    <style:style style:name="Tabla3.2" style:family="table-row">
      <style:table-row-properties style:min-row-height="0.425cm" fo:keep-together="auto"/>
    </style:style>
    <style:style style:name="Tabla3.A2" style:family="table-cell">
      <style:table-cell-properties fo:padding-left="0.187cm" fo:padding-right="0.083cm" fo:padding-top="0.025cm" fo:padding-bottom="0cm" fo:border="0.5pt solid #000001"/>
    </style:style>
    <style:style style:name="Tabla3.B2" style:family="table-cell">
      <style:table-cell-properties fo:padding-left="0.187cm" fo:padding-right="0.083cm" fo:padding-top="0.025cm" fo:padding-bottom="0cm" fo:border="0.5pt solid #000001"/>
    </style:style>
    <style:style style:name="Tabla3.3" style:family="table-row">
      <style:table-row-properties style:min-row-height="0.462cm" fo:keep-together="auto"/>
    </style:style>
    <style:style style:name="Tabla3.A3" style:family="table-cell">
      <style:table-cell-properties fo:padding-left="0.187cm" fo:padding-right="0.083cm" fo:padding-top="0.025cm" fo:padding-bottom="0cm" fo:border="0.5pt solid #000001"/>
    </style:style>
    <style:style style:name="Tabla3.4" style:family="table-row">
      <style:table-row-properties style:min-row-height="1.02cm" fo:keep-together="auto"/>
    </style:style>
    <style:style style:name="Tabla3.A4" style:family="table-cell">
      <style:table-cell-properties fo:padding-left="0.187cm" fo:padding-right="0.083cm" fo:padding-top="0.025cm" fo:padding-bottom="0cm" fo:border="0.5pt solid #000001"/>
    </style:style>
    <style:style style:name="Tabla3.C4" style:family="table-cell">
      <style:table-cell-properties fo:padding-left="0.187cm" fo:padding-right="0.083cm" fo:padding-top="0.025cm" fo:padding-bottom="0cm" fo:border="0.5pt solid #000001"/>
    </style:style>
    <style:style style:name="Tabla3.5" style:family="table-row">
      <style:table-row-properties style:min-row-height="1.016cm" fo:keep-together="auto"/>
    </style:style>
    <style:style style:name="Tabla3.A5" style:family="table-cell">
      <style:table-cell-properties fo:padding-left="0.187cm" fo:padding-right="0.083cm" fo:padding-top="0.025cm" fo:padding-bottom="0cm" fo:border="0.5pt solid #000001"/>
    </style:style>
    <style:style style:name="Tabla3.C5" style:family="table-cell">
      <style:table-cell-properties fo:padding-left="0.187cm" fo:padding-right="0.083cm" fo:padding-top="0.025cm" fo:padding-bottom="0cm" fo:border="0.5pt solid #000001"/>
    </style:style>
    <style:style style:name="Tabla3.A6" style:family="table-cell">
      <style:table-cell-properties fo:padding-left="0.187cm" fo:padding-right="0.083cm" fo:padding-top="0.025cm" fo:padding-bottom="0cm" fo:border="0.5pt solid #000001"/>
    </style:style>
    <style:style style:name="Tabla3.7" style:family="table-row">
      <style:table-row-properties style:min-row-height="2.501cm" fo:keep-together="auto"/>
    </style:style>
    <style:style style:name="Tabla3.A7" style:family="table-cell">
      <style:table-cell-properties fo:padding-left="0.187cm" fo:padding-right="0.083cm" fo:padding-top="0.025cm" fo:padding-bottom="0cm" fo:border="0.5pt solid #000001"/>
    </style:style>
    <style:style style:name="Tabla3.8" style:family="table-row">
      <style:table-row-properties style:min-row-height="2.21cm" fo:keep-together="auto"/>
    </style:style>
    <style:style style:name="Tabla3.A8" style:family="table-cell">
      <style:table-cell-properties fo:padding-left="0.187cm" fo:padding-right="0.083cm" fo:padding-top="0.025cm" fo:padding-bottom="0cm" fo:border="0.5pt solid #000001"/>
    </style:style>
    <style:style style:name="Tabla3.9" style:family="table-row">
      <style:table-row-properties style:min-row-height="1.478cm" fo:keep-together="auto"/>
    </style:style>
    <style:style style:name="Tabla3.A9" style:family="table-cell">
      <style:table-cell-properties fo:padding-left="0.187cm" fo:padding-right="0.083cm" fo:padding-top="0.025cm" fo:padding-bottom="0cm" fo:border="0.5pt solid #000001"/>
    </style:style>
    <style:style style:name="Tabla3.10" style:family="table-row">
      <style:table-row-properties style:min-row-height="0.859cm" fo:keep-together="auto"/>
    </style:style>
    <style:style style:name="Tabla3.A10" style:family="table-cell">
      <style:table-cell-properties fo:padding-left="0.187cm" fo:padding-right="0.083cm" fo:padding-top="0.025cm" fo:padding-bottom="0cm" fo:border="0.5pt solid #000001"/>
    </style:style>
    <style:style style:name="Tabla3.11" style:family="table-row">
      <style:table-row-properties style:min-row-height="0.744cm" fo:keep-together="auto"/>
    </style:style>
    <style:style style:name="Tabla3.A11" style:family="table-cell">
      <style:table-cell-properties fo:padding-left="0.187cm" fo:padding-right="0.083cm" fo:padding-top="0.025cm" fo:padding-bottom="0cm" fo:border="0.5pt solid #000001"/>
    </style:style>
    <style:style style:name="Tabla3.C11" style:family="table-cell">
      <style:table-cell-properties fo:padding-left="0.187cm" fo:padding-right="0.083cm" fo:padding-top="0.025cm" fo:padding-bottom="0cm" fo:border="0.5pt solid #000001"/>
    </style:style>
    <style:style style:name="Tabla3.12" style:family="table-row">
      <style:table-row-properties style:min-row-height="1.729cm" fo:keep-together="auto"/>
    </style:style>
    <style:style style:name="Tabla3.A12" style:family="table-cell">
      <style:table-cell-properties fo:padding-left="0.187cm" fo:padding-right="0.083cm" fo:padding-top="0.025cm" fo:padding-bottom="0cm" fo:border="0.5pt solid #000001"/>
    </style:style>
    <style:style style:name="Tabla3.C12" style:family="table-cell">
      <style:table-cell-properties fo:padding-left="0.187cm" fo:padding-right="0.083cm" fo:padding-top="0.025cm" fo:padding-bottom="0cm" fo:border="0.5pt solid #000001"/>
    </style:style>
    <style:style style:name="Tabla3.13" style:family="table-row">
      <style:table-row-properties style:min-row-height="2.24cm" fo:keep-together="auto"/>
    </style:style>
    <style:style style:name="Tabla3.A13" style:family="table-cell">
      <style:table-cell-properties fo:padding-left="0.187cm" fo:padding-right="0.083cm" fo:padding-top="0.025cm" fo:padding-bottom="0cm" fo:border="0.5pt solid #000001"/>
    </style:style>
    <style:style style:name="P1" style:family="paragraph" style:parent-style-name="Standard">
      <style:paragraph-properties fo:margin-left="0cm" fo:margin-right="0.102cm" fo:margin-top="0cm" fo:margin-bottom="0cm" loext:contextual-spacing="false" fo:line-height="108%" fo:text-align="center" style:justify-single-word="false" fo:text-indent="0cm" style:auto-text-indent="false"/>
      <style:text-properties style:font-name-asian="F" style:language-asian="es" style:country-asian="MX"/>
    </style:style>
    <style:style style:name="P2" style:family="paragraph" style:parent-style-name="Standard">
      <style:paragraph-properties fo:margin-left="0.002cm" fo:margin-right="0cm" fo:margin-top="0cm" fo:margin-bottom="0cm" loext:contextual-spacing="false" fo:line-height="108%" fo:text-indent="0cm" style:auto-text-indent="false"/>
      <style:text-properties style:font-name-asian="F" style:language-asian="es" style:country-asian="MX"/>
    </style:style>
    <style:style style:name="P3" style:family="paragraph" style:parent-style-name="Standard">
      <style:paragraph-properties fo:margin-left="0.002cm" fo:margin-right="0cm" fo:margin-top="0cm" fo:margin-bottom="0cm" loext:contextual-spacing="false" fo:line-height="108%" fo:text-indent="0cm" style:auto-text-indent="false"/>
      <style:text-properties style:language-asian="es" style:country-asian="MX"/>
    </style:style>
    <style:style style:name="P4" style:family="paragraph" style:parent-style-name="Standard">
      <style:paragraph-properties fo:margin-left="0.002cm" fo:margin-right="0cm" fo:margin-top="0cm" fo:margin-bottom="0cm" loext:contextual-spacing="false" fo:line-height="108%" fo:text-indent="0cm" style:auto-text-indent="false"/>
      <style:text-properties style:font-name="Arial" style:font-name-asian="F" style:language-asian="es" style:country-asian="MX" style:font-name-complex="Arial1"/>
    </style:style>
    <style:style style:name="P5" style:family="paragraph" style:parent-style-name="Standard">
      <style:paragraph-properties fo:margin-left="0.002cm" fo:margin-right="0cm" fo:margin-top="0cm" fo:margin-bottom="0cm" loext:contextual-spacing="false" fo:line-height="108%" fo:text-indent="0cm" style:auto-text-indent="false"/>
      <style:text-properties style:font-name="Arial" officeooo:rsid="000ed85a" officeooo:paragraph-rsid="000ed85a" style:font-name-asian="F" style:language-asian="es" style:country-asian="MX" style:font-name-complex="Arial1"/>
    </style:style>
    <style:style style:name="P6" style:family="paragraph" style:parent-style-name="Standard">
      <style:paragraph-properties fo:margin-left="0.002cm" fo:margin-right="0cm" fo:margin-top="0cm" fo:margin-bottom="0.194cm" loext:contextual-spacing="false" fo:line-height="108%" fo:text-indent="0cm" style:auto-text-indent="false"/>
      <style:text-properties style:font-name-asian="F" style:language-asian="es" style:country-asian="MX"/>
    </style:style>
    <style:style style:name="P7" style:family="paragraph" style:parent-style-name="Standard">
      <style:paragraph-properties fo:margin-left="0.002cm" fo:margin-right="0cm" fo:margin-top="0cm" fo:margin-bottom="0.191cm" loext:contextual-spacing="false" fo:line-height="108%" fo:text-indent="0cm" style:auto-text-indent="false"/>
      <style:text-properties style:font-name-asian="F" style:language-asian="es" style:country-asian="MX"/>
    </style:style>
    <style:style style:name="P8" style:family="paragraph" style:parent-style-name="Standard">
      <style:paragraph-properties fo:margin-left="0.002cm" fo:margin-right="0cm" fo:margin-top="0cm" fo:margin-bottom="0.228cm" loext:contextual-spacing="false" fo:line-height="108%" fo:text-indent="0cm" style:auto-text-indent="false"/>
      <style:text-properties style:font-name-asian="F" style:language-asian="es" style:country-asian="MX"/>
    </style:style>
    <style:style style:name="P9" style:family="paragraph" style:parent-style-name="Standard">
      <style:paragraph-properties fo:margin-top="0cm" fo:margin-bottom="0cm" loext:contextual-spacing="false" fo:line-height="108%"/>
      <style:text-properties style:font-name-asian="F" style:language-asian="es" style:country-asian="MX"/>
    </style:style>
    <style:style style:name="P10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style:font-name-asian="F" style:language-asian="es" style:country-asian="MX"/>
    </style:style>
    <style:style style:name="P11" style:family="paragraph" style:parent-style-name="Standard">
      <style:paragraph-properties fo:margin-left="0cm" fo:margin-right="0.108cm" fo:margin-top="0cm" fo:margin-bottom="0cm" loext:contextual-spacing="false" fo:line-height="108%" fo:text-align="center" style:justify-single-word="false" fo:text-indent="0cm" style:auto-text-indent="false"/>
      <style:text-properties style:font-name-asian="F" style:language-asian="es" style:country-asian="MX"/>
    </style:style>
    <style:style style:name="P12" style:family="paragraph" style:parent-style-name="Standard">
      <style:paragraph-properties fo:margin-left="0cm" fo:margin-right="0.106cm" fo:margin-top="0cm" fo:margin-bottom="0cm" loext:contextual-spacing="false" fo:line-height="108%" fo:text-align="center" style:justify-single-word="false" fo:text-indent="0cm" style:auto-text-indent="false"/>
      <style:text-properties style:font-name-asian="F" style:language-asian="es" style:country-asian="MX"/>
    </style:style>
    <style:style style:name="P13" style:family="paragraph" style:parent-style-name="Standard">
      <style:paragraph-properties fo:margin-left="0.543cm" fo:margin-right="0cm" fo:margin-top="0cm" fo:margin-bottom="0cm" loext:contextual-spacing="false" fo:line-height="108%" fo:text-indent="-0.542cm" style:auto-text-indent="false"/>
      <style:text-properties style:font-name-asian="F" style:language-asian="es" style:country-asian="MX"/>
    </style:style>
    <style:style style:name="P14" style:family="paragraph" style:parent-style-name="Standard">
      <style:paragraph-properties fo:margin-left="0.545cm" fo:margin-right="0cm" fo:margin-top="0cm" fo:margin-bottom="0cm" loext:contextual-spacing="false" fo:line-height="108%" fo:text-indent="-0.542cm" style:auto-text-indent="false"/>
      <style:text-properties style:font-name-asian="F" style:language-asian="es" style:country-asian="MX"/>
    </style:style>
    <style:style style:name="P15" style:family="paragraph" style:parent-style-name="List_20_Paragraph" style:list-style-name="WWNum1">
      <style:paragraph-properties fo:margin-left="0.543cm" fo:margin-right="0cm" fo:margin-top="0cm" fo:margin-bottom="0cm" loext:contextual-spacing="true" fo:line-height="108%" fo:text-align="justify" style:justify-single-word="false" fo:text-indent="-0.635cm" style:auto-text-indent="false"/>
      <style:text-properties style:font-name-asian="F" style:language-asian="es" style:country-asian="MX"/>
    </style:style>
    <style:style style:name="P16" style:family="paragraph" style:parent-style-name="List_20_Paragraph" style:list-style-name="WWNum2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  <style:text-properties officeooo:rsid="000d8bdf" officeooo:paragraph-rsid="000d8bdf" style:language-asian="es" style:country-asian="MX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08%" fo:text-align="justify" style:justify-single-word="false" fo:text-indent="0cm" style:auto-text-indent="false"/>
      <style:text-properties style:font-name-asian="F" style:language-asian="es" style:country-asian="MX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0d8bdf" style:font-weight-asian="bold" style:font-name-complex="Arial1"/>
    </style:style>
    <style:style style:name="T3" style:family="text">
      <style:text-properties style:font-name="Arial" fo:font-weight="bold" officeooo:rsid="000ed85a" style:font-weight-asian="bold" style:font-name-complex="Arial1"/>
    </style:style>
    <style:style style:name="T4" style:family="text">
      <style:text-properties style:font-name="Arial" fo:font-size="14pt" fo:font-weight="bold" style:font-size-asian="14pt" style:font-weight-asian="bold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0d8bdf" style:font-name-complex="Arial1"/>
    </style:style>
    <style:style style:name="T7" style:family="text">
      <style:text-properties style:font-name="Arial" officeooo:rsid="000ed85a" style:font-name-complex="Arial1"/>
    </style:style>
    <style:style style:name="T8" style:family="text">
      <style:text-properties style:font-name="Arial" style:font-name-asian="Verdana" style:font-name-complex="Arial1"/>
    </style:style>
    <style:style style:name="T9" style:family="text">
      <style:text-properties style:font-name="Arial" officeooo:rsid="000ed85a" style:font-name-asian="Verdana" style:font-name-complex="Arial1"/>
    </style:style>
    <style:style style:name="T10" style:family="text">
      <style:text-properties style:font-name="Arial" style:text-underline-style="solid" style:text-underline-width="auto" style:text-underline-color="font-color" officeooo:rsid="000ed85a" style:font-name-complex="Arial1"/>
    </style:style>
    <style:style style:name="T11" style:family="text">
      <style:text-properties style:font-name="Arial" style:text-underline-style="none" officeooo:rsid="000ed85a" style:font-name-complex="Arial1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-content" draw:opacity="0%" fo:padding="0cm" fo:border="non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rco1" text:anchor-type="paragraph" svg:x="-0.187cm" svg:y="3.838cm" svg:width="0.041cm" style:rel-width="100%" draw:z-index="0"><draw:text-box fo:min-height="0cm"><table:table table:name="Tabla3" table:style-name="Tabla3"><table:table-column table:style-name="Tabla3.A"/><table:table-column table:style-name="Tabla3.B"/><table:table-column table:style-name="Tabla3.C"/><table:table-row table:style-name="Tabla3.1"><table:table-cell table:style-name="Tabla3.A1" table:number-columns-spanned="3" office:value-type="string"><text:p text:style-name="P1"><text:span text:style-name="T1">Historia de Usuario HU-0</text:span><text:span text:style-name="T2">4</text:span><text:span text:style-name="T4"> </text:span></text:p></table:table-cell><table:covered-table-cell/><table:covered-table-cell/></table:table-row><table:table-row table:style-name="Tabla3.2"><table:table-cell table:style-name="Tabla3.A2" office:value-type="string"><text:p text:style-name="P2"><text:span text:style-name="T1">Número </text:span><text:span text:style-name="T2">4</text:span></text:p></table:table-cell><table:table-cell table:style-name="Tabla3.B2" table:number-columns-spanned="2" office:value-type="string"><text:p text:style-name="P9"><text:span text:style-name="T1">Usuario: </text:span><text:span text:style-name="T5">Scrum Team</text:span></text:p></table:table-cell><table:covered-table-cell/></table:table-row><table:table-row table:style-name="Tabla3.3"><table:table-cell table:style-name="Tabla3.A3" table:number-columns-spanned="3" office:value-type="string"><text:p text:style-name="P2"><text:span text:style-name="T1">Nombre de historia: </text:span><text:span text:style-name="T5">Login</text:span></text:p></table:table-cell><table:covered-table-cell/><table:covered-table-cell/></table:table-row><table:table-row table:style-name="Tabla3.4"><table:table-cell table:style-name="Tabla3.A4" table:number-columns-spanned="2" office:value-type="string"><text:p text:style-name="P2"><text:span text:style-name="T1">Prioridad <text:s/>en negocio: <text:s/></text:span><text:span text:style-name="T5">Alta</text:span></text:p></table:table-cell><table:covered-table-cell/><table:table-cell table:style-name="Tabla3.C4" office:value-type="string"><text:p text:style-name="P10"><text:span text:style-name="T1">Riesgo en desarrollo: </text:span><text:span text:style-name="T5">Baja</text:span></text:p></table:table-cell></table:table-row><table:table-row table:style-name="Tabla3.5"><table:table-cell table:style-name="Tabla3.A5" table:number-columns-spanned="2" office:value-type="string"><text:p text:style-name="P2"><text:span text:style-name="T1">Puntos estimados: </text:span><text:span text:style-name="T3">3</text:span></text:p></table:table-cell><table:covered-table-cell/><table:table-cell table:style-name="Tabla3.C5" office:value-type="string"><text:p text:style-name="P10"><text:span text:style-name="T1"><text:s/></text:span></text:p></table:table-cell></table:table-row><table:table-row table:style-name="Tabla3.5"><table:table-cell table:style-name="Tabla3.A6" table:number-columns-spanned="3" office:value-type="string"><text:p text:style-name="P2"><text:span text:style-name="T1">Programador responsable: </text:span><text:span text:style-name="T5">Alejandro Gonzále</text:span><text:span text:style-name="T6">z</text:span><text:span text:style-name="T5"> Torres </text:span></text:p></table:table-cell><table:covered-table-cell/><table:covered-table-cell/></table:table-row><table:table-row table:style-name="Tabla3.7"><table:table-cell table:style-name="Tabla3.A7" table:number-columns-spanned="3" office:value-type="string"><text:p text:style-name="P3"><text:span text:style-name="T1">Descripción: </text:span></text:p><text:list xml:id="list3914419614911487051" text:style-name="WWNum2"><text:list-header><text:p text:style-name="P16"><text:span text:style-name="T8">La vista del secretario de economia contara con un campo</text:span><text:span text:style-name="T9"> de texto y un boton</text:span><text:span text:style-name="T8"> para realizar consultas especificas donde se plasmaran en una tabla que contendra la vista, para poder vi</text:span><text:span text:style-name="T9">s</text:span><text:span text:style-name="T8">ualizar los beneficiarios, apoyos otorgados y de que direccion es </text:span><text:span text:style-name="T9">otorgado el</text:span><text:span text:style-name="T8"> apoyo.</text:span></text:p></text:list-header></text:list></table:table-cell><table:covered-table-cell/><table:covered-table-cell/></table:table-row><table:table-row table:style-name="Tabla3.8"><table:table-cell table:style-name="Tabla3.A8" table:number-columns-spanned="3" office:value-type="string"><text:p text:style-name="P6"><text:span text:style-name="T1">Observaciones: </text:span></text:p><text:p text:style-name="P5">En las consultas podra salir mas de una ves el mismo beneficiario</text:p></table:table-cell><table:covered-table-cell/><table:covered-table-cell/></table:table-row><table:table-row table:style-name="Tabla3.9"><table:table-cell table:style-name="Tabla3.A9" table:number-columns-spanned="3" office:value-type="string"><text:p text:style-name="P7"><text:span text:style-name="T1">Prototipo: </text:span></text:p><text:p text:style-name="P4"/></table:table-cell><table:covered-table-cell/><table:covered-table-cell/></table:table-row><table:table-row table:style-name="Tabla3.10"><table:table-cell table:style-name="Tabla3.A10" table:number-columns-spanned="3" office:value-type="string"><text:p text:style-name="P11"><text:span text:style-name="T1">Criterios de Aceptación </text:span></text:p></table:table-cell><table:covered-table-cell/><table:covered-table-cell/></table:table-row><table:table-row table:style-name="Tabla3.11"><table:table-cell table:style-name="Tabla3.A11" table:number-columns-spanned="2" office:value-type="string"><text:p text:style-name="P12"><text:span text:style-name="T1">Cuando </text:span></text:p></table:table-cell><table:covered-table-cell/><table:table-cell table:style-name="Tabla3.C11" office:value-type="string"><text:p text:style-name="P11"><text:span text:style-name="T1">Espero </text:span></text:p></table:table-cell></table:table-row><table:table-row table:style-name="Tabla3.12"><table:table-cell table:style-name="Tabla3.A12" table:number-columns-spanned="2" office:value-type="string"><text:p text:style-name="P13"><text:span text:style-name="T5"><text:s/>El </text:span><text:span text:style-name="T7">secretario de economia ingrese el dato a buscar en el <text:s/>campo de busqueda y precione el boton de buscar</text:span></text:p></table:table-cell><table:covered-table-cell/><table:table-cell table:style-name="Tabla3.C12" office:value-type="string"><text:p text:style-name="P14"><text:span text:style-name="T5">Se debe </text:span><text:span text:style-name="T7">plasmar en la tabla los datos correspondiente a la </text:span><text:span text:style-name="T11">busqueda</text:span></text:p></table:table-cell></table:table-row><table:table-row table:style-name="Tabla3.13"><table:table-cell table:style-name="Tabla3.A13" table:number-columns-spanned="3" office:value-type="string"><text:p text:style-name="P8"><text:span text:style-name="T1">Test de Aceptación: </text:span></text:p><text:p text:style-name="P17"><text:bookmark text:name="_GoBack1"/><text:span text:style-name="T5"/></text:p><text:list xml:id="list6201434512553665277" text:style-name="WWNum1"><text:list-item><text:p text:style-name="P15"><text:span text:style-name="T5">Métricas de código</text:span></text:p></text:list-item><text:list-item><text:p text:style-name="P15"><text:span text:style-name="T5">Validar al usuario de acuerdo al nivel que pertenezca</text:span></text:p></text:list-item><text:list-item><text:p text:style-name="P15"><text:span text:style-name="T5">Si los datos no existen, mostrar un mensaje de error</text:span></text:p></text:list-item></text:list></table:table-cell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2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33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4:30:52.252944783</meta:creation-date>
    <dc:date>2017-09-12T14:52:55.673597565</dc:date>
    <meta:editing-duration>PT8M42S</meta:editing-duration>
    <meta:editing-cycles>1</meta:editing-cycles>
    <meta:generator>LibreOffice/5.1.4.2$Linux_X86_64 LibreOffice_project/10m0$Build-2</meta:generator>
    <meta:document-statistic meta:table-count="1" meta:image-count="0" meta:object-count="0" meta:page-count="1" meta:paragraph-count="23" meta:word-count="154" meta:character-count="935" meta:non-whitespace-character-count="793"/>
  </office:meta>
</office:document-meta>
</file>